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 fo:background-color="transparent" style:shadow="none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2.3056in" style:rel-column-width="3320*"/>
    </style:style>
    <style:style style:name="Table1.B" style:family="table-column">
      <style:table-column-properties style:column-width="0.8701in" style:rel-column-width="1253*"/>
    </style:style>
    <style:style style:name="Table1.C" style:family="table-column">
      <style:table-column-properties style:column-width="0.9299in" style:rel-column-width="1339*"/>
    </style:style>
    <style:style style:name="Table1.D" style:family="table-column">
      <style:table-column-properties style:column-width="0.6799in" style:rel-column-width="979*"/>
    </style:style>
    <style:style style:name="Table1.E" style:family="table-column">
      <style:table-column-properties style:column-width="1in" style:rel-column-width="1440*"/>
    </style:style>
    <style:style style:name="Table1.F" style:family="table-column">
      <style:table-column-properties style:column-width="0.4299in" style:rel-column-width="619*"/>
    </style:style>
    <style:style style:name="Table1.G" style:family="table-column">
      <style:table-column-properties style:column-width="0.7097in" style:rel-column-width="102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D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F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G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A3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3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C3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D3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E3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F3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G3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66936"/>
    </style:style>
    <style:style style:name="P2" style:family="paragraph" style:parent-style-name="Standard">
      <style:text-properties style:font-name="Bahnschrift" officeooo:rsid="00066936" officeooo:paragraph-rsid="00066936"/>
    </style:style>
    <style:style style:name="P3" style:family="paragraph" style:parent-style-name="Standard">
      <style:paragraph-properties fo:text-align="end" style:justify-single-word="false"/>
      <style:text-properties style:font-name="Bahnschrift" officeooo:rsid="00066936" officeooo:paragraph-rsid="00066936"/>
    </style:style>
    <style:style style:name="P4" style:family="paragraph" style:parent-style-name="Standard">
      <style:paragraph-properties fo:text-align="end" style:justify-single-word="false" fo:break-before="column"/>
      <style:text-properties style:font-name="Bahnschrift" officeooo:rsid="00066936" officeooo:paragraph-rsid="00066936"/>
    </style:style>
    <style:style style:name="P5" style:family="paragraph" style:parent-style-name="Standard">
      <style:paragraph-properties fo:text-align="end" style:justify-single-word="false"/>
      <style:text-properties style:font-name="Bahnschrift" officeooo:rsid="001c58d8" officeooo:paragraph-rsid="001c58d8"/>
    </style:style>
    <style:style style:name="P6" style:family="paragraph" style:parent-style-name="Standard">
      <style:paragraph-properties fo:text-align="end" style:justify-single-word="false"/>
      <style:text-properties style:font-name="Bahnschrift" fo:font-size="16pt" officeooo:rsid="001c58d8" officeooo:paragraph-rsid="001c58d8" style:font-size-asian="16pt" style:font-size-complex="16pt" loext:padding="0.0201in" loext:border="0.06pt solid #000000"/>
    </style:style>
    <style:style style:name="P7" style:family="paragraph" style:parent-style-name="Standard">
      <style:paragraph-properties fo:text-align="end" style:justify-single-word="false"/>
      <style:text-properties style:font-name="Bahnschrift" officeooo:rsid="001da24e" officeooo:paragraph-rsid="001da24e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6936" officeooo:paragraph-rsid="000669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6936" officeooo:paragraph-rsid="000669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6936" officeooo:paragraph-rsid="000669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6bffb"/>
    </style:style>
    <style:style style:name="T2" style:family="text">
      <style:text-properties officeooo:rsid="000cc84c"/>
    </style:style>
    <style:style style:name="T3" style:family="text">
      <style:text-properties officeooo:rsid="000fce6a"/>
    </style:style>
    <style:style style:name="T4" style:family="text">
      <style:text-properties style:font-name="Bahnschrift" officeooo:rsid="00066936"/>
    </style:style>
    <style:style style:name="T5" style:family="text">
      <style:text-properties style:font-name="Bahnschrift" officeooo:rsid="001a7091"/>
    </style:style>
    <style:style style:name="T6" style:family="text">
      <style:text-properties style:font-name="Bahnschrift" officeooo:rsid="001a925b"/>
    </style:style>
    <style:style style:name="T7" style:family="text">
      <style:text-properties officeooo:rsid="001a7091"/>
    </style:style>
    <style:style style:name="T8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69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ce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066936" style:font-style-asian="normal" style:font-weight-asian="normal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0fce6a" style:font-style-asian="normal" style:font-weight-asian="normal" style:font-style-complex="normal" style:font-weight-complex="normal" style:text-overline-style="none" style:text-overline-color="font-color"/>
    </style:style>
    <style:style style:name="T12" style:family="text">
      <style:text-properties officeooo:rsid="001de4c1"/>
    </style:style>
    <style:style style:name="T13" style:family="text">
      <style:text-properties officeooo:rsid="001ed9f3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2">{d.client.name}</text:p>
        <text:p text:style-name="P2">{d.client.phone}</text:p>
        <text:p text:style-name="P1"><text:span text:style-name="T4">{d.client.address1</text:span><text:span text:style-name="T6">}</text:span><text:span text:style-name="T4"> </text:span><text:span text:style-name="T6">{</text:span><text:span text:style-name="T5">d.client.address2</text:span><text:span text:style-name="T4">}</text:span></text:p>
        <text:p text:style-name="P2">{d.client.city}</text:p>
        <text:p text:style-name="P2">{d.client.<text:span text:style-name="T1">state</text:span>} {d.client.zip}</text:p>
        <text:p text:style-name="P4">Esteban Carreras</text:p>
        <text:p text:style-name="P3">915 Calle Amanecer</text:p>
        <text:p text:style-name="P3">San Clemente</text:p>
        <text:p text:style-name="P3">CA 92673</text:p>
        <text:p text:style-name="P3">{d.salesman.name}</text:p>
      </text:section>
      <text:p text:style-name="P2"/>
      <text:p text:style-name="P2">Cigars</text:p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9">Name</text:p>
          </table:table-cell>
          <table:table-cell table:style-name="Table1.A1" office:value-type="string">
            <text:p text:style-name="P9">Blend</text:p>
          </table:table-cell>
          <table:table-cell table:style-name="Table1.A1" office:value-type="string">
            <text:p text:style-name="P9">Size Name</text:p>
          </table:table-cell>
          <table:table-cell table:style-name="Table1.A1" office:value-type="string">
            <text:p text:style-name="P9">Size</text:p>
          </table:table-cell>
          <table:table-cell table:style-name="Table1.A1" office:value-type="string">
            <text:p text:style-name="P9">Box Price</text:p>
          </table:table-cell>
          <table:table-cell table:style-name="Table1.A1" office:value-type="string">
            <text:p text:style-name="P9">Qty</text:p>
          </table:table-cell>
          <table:table-cell table:style-name="Table1.A1" office:value-type="string">
            <text:p text:style-name="P9">Discount %</text:p>
          </table:table-cell>
        </table:table-row>
        <table:table-row table:style-name="Table1.2">
          <table:table-cell table:style-name="Table1.A2" office:value-type="string">
            <text:p text:style-name="P8">{d.cigarData[i].brandAndName}</text:p>
          </table:table-cell>
          <table:table-cell table:style-name="Table1.B2" office:value-type="string">
            <text:p text:style-name="P8">{d.cigarData[i].blend}</text:p>
          </table:table-cell>
          <table:table-cell table:style-name="Table1.C2" office:value-type="string">
            <text:p text:style-name="P8">{d.cigarData[i].sizeName}</text:p>
          </table:table-cell>
          <table:table-cell table:style-name="Table1.D2" office:value-type="string">
            <text:p text:style-name="P8">{d.cigarData[i].size}</text:p>
          </table:table-cell>
          <table:table-cell table:style-name="Table1.E2" office:value-type="string">
            <text:p text:style-name="P10"><text:span text:style-name="T2">$</text:span>{d.cigarData[i].priceBox:<text:span text:style-name="T3">formatN(2)</text:span>}</text:p>
          </table:table-cell>
          <table:table-cell table:style-name="Table1.F2" office:value-type="string">
            <text:p text:style-name="P10">{d.cigarData[i].qty}</text:p>
          </table:table-cell>
          <table:table-cell table:style-name="Table1.G2" office:value-type="string">
            <text:p text:style-name="P10">{d.cigarData[i].discount}</text:p>
          </table:table-cell>
        </table:table-row>
        <table:table-row table:style-name="Table1.1">
          <table:table-cell table:style-name="Table1.A3" office:value-type="string">
            <text:p text:style-name="P8">{d.cigarData[i+1].brandAndName}</text:p>
          </table:table-cell>
          <table:table-cell table:style-name="Table1.B3" office:value-type="string">
            <text:p text:style-name="P8">{d.cigarData[i+1].blend}</text:p>
          </table:table-cell>
          <table:table-cell table:style-name="Table1.C3" office:value-type="string">
            <text:p text:style-name="P8">{d.cigarData[i+1].sizeName}</text:p>
          </table:table-cell>
          <table:table-cell table:style-name="Table1.D3" office:value-type="string">
            <text:p text:style-name="P8">{d.cigarData[i+1].size}</text:p>
          </table:table-cell>
          <table:table-cell table:style-name="Table1.E3" office:value-type="string">
            <text:p text:style-name="P10"><text:span text:style-name="T2">$</text:span>{d.cigarData[i+1].priceBox:<text:span text:style-name="T3">formatN(2)</text:span>}</text:p>
          </table:table-cell>
          <table:table-cell table:style-name="Table1.F3" office:value-type="string">
            <text:p text:style-name="P10">{d.cigarData[i+1].qty}</text:p>
          </table:table-cell>
          <table:table-cell table:style-name="Table1.G3" office:value-type="string">
            <text:p text:style-name="P10">{d.cigarData[i+1].discount}</text:p>
          </table:table-cell>
        </table:table-row>
      </table:table>
      <text:p text:style-name="P2"/>
      <text:p text:style-name="P5">Subtotal: ${d.cigars.subtotal<text:span text:style-name="T8">:</text:span><text:span text:style-name="T9">formatN(2)</text:span>}</text:p>
      <text:p text:style-name="P5">Tax: ${d.cigars.tax<text:span text:style-name="T8">:</text:span><text:span text:style-name="T9">formatN(2)</text:span>}</text:p>
      <text:p text:style-name="P7">Discount: ${d.cigars.<text:span text:style-name="T13">discount:formatN(2)</text:span>}</text:p>
      <text:p text:style-name="P6">Total: ${d.cigars.total<text:span text:style-name="T10">:</text:span><text:span text:style-name="T11">formatN(2)</text:span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12:49:33.502000000</meta:creation-date>
    <dc:date>2023-12-12T21:26:33.689000000</dc:date>
    <meta:editing-duration>PT8H36M48S</meta:editing-duration>
    <meta:editing-cycles>24</meta:editing-cycles>
    <meta:generator>LibreOffice/7.6.4.1$Windows_X86_64 LibreOffice_project/e19e193f88cd6c0525a17fb7a176ed8e6a3e2aa1</meta:generator>
    <meta:document-statistic meta:table-count="1" meta:image-count="0" meta:object-count="0" meta:page-count="1" meta:paragraph-count="36" meta:word-count="50" meta:character-count="757" meta:non-whitespace-character-count="743"/>
  </office:meta>
</office:document-meta>
</file>